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3f8f1" officeooo:paragraph-rsid="0003f8f1" style:font-size-asian="12pt" style:font-size-complex="12pt"/>
    </style:style>
    <style:style style:name="P2" style:family="paragraph" style:parent-style-name="Standard">
      <style:text-properties style:font-name="Arial" fo:font-size="12pt" officeooo:rsid="0004fec6" officeooo:paragraph-rsid="0004fec6" style:font-size-asian="12pt" style:font-size-complex="12pt"/>
    </style:style>
    <style:style style:name="P3" style:family="paragraph" style:parent-style-name="Standard" style:list-style-name="L1">
      <style:text-properties style:font-name="Arial" fo:font-size="12pt" officeooo:rsid="0004fec6" officeooo:paragraph-rsid="0004fec6" style:font-size-asian="12pt" style:font-size-complex="12pt"/>
    </style:style>
    <style:style style:name="P4" style:family="paragraph" style:parent-style-name="Standard" style:list-style-name="L1">
      <style:text-properties style:font-name="Arial" fo:font-size="12pt" officeooo:rsid="00058533" officeooo:paragraph-rsid="00058533" style:font-size-asian="12pt" style:font-size-complex="12pt"/>
    </style:style>
    <style:style style:name="P5" style:family="paragraph" style:parent-style-name="Standard" style:list-style-name="L1">
      <style:text-properties style:font-name="Arial" fo:font-size="12pt" officeooo:rsid="000613d4" officeooo:paragraph-rsid="000613d4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principales entidades que podrían financiar proyectos dedicados a la resolución de problemas de las personas sordas serían:</text:p>
      <text:p text:style-name="P1"/>
      <text:p text:style-name="P2">Financiación pública:</text:p>
      <text:list xml:id="list53925476" text:style-name="L1">
        <text:list-item>
          <text:p text:style-name="P3">Subvenciones del Estado</text:p>
        </text:list-item>
        <text:list-item>
          <text:p text:style-name="P3">FESORD CV (Comunidad Valenciana)</text:p>
        </text:list-item>
        <text:list-item>
          <text:p text:style-name="P3">Fundación ONCE para personas sordociegas</text:p>
        </text:list-item>
        <text:list-item>
          <text:p text:style-name="P4">Ministerio de Sanidad, Servicios Sociales e Igualdad</text:p>
        </text:list-item>
        <text:list-item>
          <text:p text:style-name="P5">Fundación GA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1:12:03.193000000</meta:creation-date>
    <meta:generator>LibreOffice/6.2.0.3$Windows_X86_64 LibreOffice_project/98c6a8a1c6c7b144ce3cc729e34964b47ce25d62</meta:generator>
    <dc:date>2019-11-09T11:50:30.922000000</dc:date>
    <meta:editing-duration>PT27M8S</meta:editing-duration>
    <meta:editing-cycles>6</meta:editing-cycles>
    <meta:document-statistic meta:table-count="0" meta:image-count="0" meta:object-count="0" meta:page-count="1" meta:paragraph-count="7" meta:word-count="46" meta:character-count="314" meta:non-whitespace-character-count="280"/>
  </office:meta>
</office:document-meta>
</file>